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44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1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4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3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4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45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4-11-04" calcext:value-type="date">
            <text:p>04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9" office:value-type="float" office:value="350" calcext:value-type="float">
            <text:p>3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50" calcext:value-type="float">
            <text:p>35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2-06" calcext:value-type="date">
            <text:p>06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6-04" calcext:value-type="date">
            <text:p>04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7-31" calcext:value-type="date">
            <text:p>31/07/2025</text:p>
          </table:table-cell>
          <table:table-cell table:style-name="ce54" office:value-type="string" calcext:value-type="string">
            <text:p>Mens. 07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360" calcext:value-type="float">
            <text:p>360,00</text:p>
          </table:table-cell>
          <table:table-cell table:style-name="ce45" office:value-type="date" office:date-value="2025-08-27" calcext:value-type="date">
            <text:p>27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BB – Transf.</text:p>
          </table:table-cell>
          <table:table-cell table:style-name="ce72" table:number-columns-repeated="55"/>
        </table:table-row>
        <table:table-row table:style-name="ro2">
          <table:table-cell table:style-name="ce45" office:value-type="date" office:date-value="2025-08-31" calcext:value-type="date">
            <text:p>31/08/2025</text:p>
          </table:table-cell>
          <table:table-cell table:style-name="ce54" office:value-type="string" calcext:value-type="string">
            <text:p>Mens. 08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14]-[.F14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5" office:value-type="date" office:date-value="2025-09-30" calcext:value-type="date">
            <text:p>30/09/2025</text:p>
          </table:table-cell>
          <table:table-cell table:style-name="ce54" office:value-type="string" calcext:value-type="string">
            <text:p>Mens. 09/2025 (A.C.)</text:p>
          </table:table-cell>
          <table:table-cell table:style-name="ce59" office:value-type="float" office:value="360" calcext:value-type="float">
            <text:p>360,00</text:p>
          </table:table-cell>
          <table:table-cell table:style-name="ce62"/>
          <table:table-cell table:style-name="ce63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45"/>
          <table:table-cell table:style-name="ce67" table:formula="of:=[.C15]-[.F15]" office:value-type="float" office:value="360" calcext:value-type="float">
            <text:p>36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48"/>
          <table:table-cell table:style-name="ce56" table:number-columns-repeated="5"/>
          <table:table-cell table:style-name="ce65" office:value-type="string" calcext:value-type="string">
            <text:p>TOTAL</text:p>
          </table:table-cell>
          <table:table-cell table:style-name="ce68" table:formula="of:=SUM([.H2:.H15])" office:value-type="float" office:value="720" calcext:value-type="float">
            <text:p>720,00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0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8:04.415853019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8:04.41830026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6.200412253</dc:date>
    <dc:language>pt-PT</dc:language>
    <meta:editing-cycles>634</meta:editing-cycles>
    <meta:editing-duration>P3DT15H21M24S</meta:editing-duration>
    <meta:document-statistic meta:table-count="1" meta:cell-count="121" meta:object-count="0"/>
    <meta:user-defined meta:name="Info 0"/>
    <meta:user-defined meta:name="Info 1"/>
    <meta:user-defined meta:name="Info 2"/>
    <meta:user-defined meta:name="Info 3"/>
  </office:meta>
</office:document-meta>
</file>